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umeration.ArrayEnumeration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umerations.Enum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und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umerations.fromCompound( Enumeration [ ] enu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umerations.fromArray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CompoundEnumeration( Enumeration [ ] enum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numeration.hasMoreEle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